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3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64" style:display-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5" style:display-name="ce6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6" style:display-name="ce6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40"/>
        <table:table-column table:style-name="co15" table:default-cell-style-name="ce40"/>
        <table:table-column table:style-name="co16" table:default-cell-style-name="ce40" table:number-columns-repeated="2"/>
        <table:table-column table:style-name="co17" table:default-cell-style-name="ce55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ce1" office:value-type="string">
            <text:p>PROVINCIE OVERIJSSEL; TWEEDE GEDEELTE: INDEELING DER WERKELIJKE BEVOLKING NAAR DE HUIZING</text:p>
          </table:table-cell>
          <table:table-cell table:style-name="ce12" table:number-columns-repeated="33"/>
          <table:table-cell table:style-name="ce54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4" table:number-columns-spanned="1" office:value-type="string">
            <text:p>Bewoonde huizen en schepen</text:p>
          </table:table-cell>
          <table:table-cell ns41:value-type="string" table:number-rows-spanned="4" table:style-name="ce20" table:number-columns-spanned="1" office:value-type="string">
            <text:p>Huisgezinnen</text:p>
          </table:table-cell>
          <table:table-cell ns41:value-type="string" table:number-rows-spanned="1" table:style-name="ce20" table:number-columns-spanned="9" office:value-type="string">
            <text:p>LEDEN DER HUISGEZINNEN</text:p>
          </table:table-cell>
          <table:covered-table-cell table:style-name="ce20" table:number-columns-repeated="8"/>
          <table:table-cell table:style-name="ce20"/>
          <table:table-cell ns41:value-type="string" table:number-rows-spanned="3" table:style-name="ce20" table:number-columns-spanned="2" office:value-type="string">
            <text:p>Afzonderlijk levende personen</text:p>
          </table:table-cell>
          <table:covered-table-cell table:style-name="ce20"/>
          <table:table-cell ns41:value-type="string" table:number-rows-spanned="1" table:style-name="ce20" table:number-columns-spanned="8" office:value-type="string">
            <text:p>Bevolking van gestichten en andere instellingen onder één bestuur te zamen wonende</text:p>
          </table:table-cell>
          <table:covered-table-cell table:style-name="ce20" table:number-columns-repeated="7"/>
          <table:table-cell ns41:value-type="string" table:number-rows-spanned="3" table:style-name="ce20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5" table:style-name="ce28" table:number-columns-spanned="1" office:value-type="string">
            <text:p>CBS nummer</text:p>
          </table:table-cell>
          <table:table-cell ns41:value-type="string" table:number-rows-spanned="5" table:style-name="ce64" table:number-columns-spanned="1" office:value-type="string">
            <text:p>Amsterdamse code</text:p>
          </table:table-cell>
          <table:table-cell ns41:value-type="string" table:number-rows-spanned="5" table:style-name="ce64" table:number-columns-spanned="1" office:value-type="string">
            <text:p>Grootteklasse</text:p>
          </table:table-cell>
          <table:table-cell ns41:value-type="string" table:number-rows-spanned="5" table:style-name="ce35" table:number-columns-spanned="1" office:value-type="string">
            <text:p>Provincie</text:p>
          </table:table-cell>
          <table:table-cell ns41:value-type="string" table:number-rows-spanned="5" table:style-name="ce41" table:number-columns-spanned="1" office:value-type="string">
            <text:p>Telling</text:p>
          </table:table-cell>
          <table:table-cell ns41:value-type="string" table:number-rows-spanned="5" table:style-name="ce41" table:number-columns-spanned="1" office:value-type="string">
            <text:p>Tabel</text:p>
          </table:table-cell>
          <table:table-cell ns41:value-type="string" table:number-rows-spanned="5" table:style-name="ce41" table:number-columns-spanned="1" office:value-type="string">
            <text:p>Pagina links</text:p>
          </table:table-cell>
          <table:table-cell ns41:value-type="string" table:number-rows-spanned="5" table:style-name="ce49" table:number-columns-spanned="1" office:value-type="string">
            <text:p>Pagina rechts</text:p>
          </table:table-cell>
          <table:table-cell ns41:value-type="string" table:number-rows-spanned="5" table:style-name="ce56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1"/>
          <table:table-cell ns41:value-type="string" table:number-rows-spanned="2" table:style-name="ce21" table:number-columns-spanned="2" office:value-type="string">
            <text:p>Hoofden van huisgezinnen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Kinderen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Personen in dienstbetrekking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Overige leden der gezinnen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Totaal</text:p>
          </table:table-cell>
          <table:covered-table-cell table:style-name="ce21" table:number-columns-repeated="3"/>
          <table:table-cell ns41:value-type="string" table:number-rows-spanned="1" table:style-name="ce21" table:number-columns-spanned="4" office:value-type="string">
            <text:p>Bestuurders, beambten en bedienden</text:p>
          </table:table-cell>
          <table:covered-table-cell table:style-name="ce21" table:number-columns-repeated="3"/>
          <table:table-cell ns41:value-type="string" table:number-rows-spanned="2" table:style-name="ce21" table:number-columns-spanned="2" office:value-type="string">
            <text:p>Bevolking voor wie het gesticht is bestemd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Totaal</text:p>
          </table:table-cell>
          <table:covered-table-cell table:style-name="ce21" table:number-columns-repeated="3"/>
          <table:covered-table-cell table:style-name="ce29" table:number-columns-repeated="3"/>
          <table:covered-table-cell table:style-name="ce36"/>
          <table:covered-table-cell table:style-name="ce42" table:number-columns-repeated="3"/>
          <table:covered-table-cell table:style-name="ce50"/>
          <table:covered-table-cell table:style-name="ce57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1" table:number-columns-repeated="13"/>
          <table:table-cell ns41:value-type="string" table:number-rows-spanned="1" table:style-name="ce21" table:number-columns-spanned="2" office:value-type="string">
            <text:p>en personen tot hunne gezinnen behorende (begrepen in kol. 12 en 13)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afzonderlijk levende (begrepen in kol. 14 en 15)</text:p>
          </table:table-cell>
          <table:covered-table-cell table:style-name="ce21" table:number-columns-repeated="7"/>
          <table:covered-table-cell table:style-name="ce29" table:number-columns-repeated="3"/>
          <table:covered-table-cell table:style-name="ce36"/>
          <table:covered-table-cell table:style-name="ce42" table:number-columns-repeated="3"/>
          <table:covered-table-cell table:style-name="ce50"/>
          <table:covered-table-cell table:style-name="ce57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5"/>
          <table:covered-table-cell table:style-name="ce21"/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covered-table-cell table:style-name="ce29" table:number-columns-repeated="3"/>
          <table:covered-table-cell table:style-name="ce36"/>
          <table:covered-table-cell table:style-name="ce42" table:number-columns-repeated="3"/>
          <table:covered-table-cell table:style-name="ce50"/>
          <table:covered-table-cell table:style-name="ce57"/>
          <table:table-cell table:style-name="ce13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3"/>
          <table:table-cell table:formula="of:=[.A7]+1" ns41:value-type="float" table:style-name="ce16" office:value-type="float" office:value="2">
            <text:p>2</text:p>
          </table:table-cell>
          <table:table-cell table:formula="of:=[.C7]+1" ns41:value-type="float" table:style-name="ce22" office:value-type="float" office:value="3">
            <text:p>3</text:p>
          </table:table-cell>
          <table:table-cell table:formula="of:=[.D7]+1" ns41:value-type="float" table:style-name="ce22" office:value-type="float" office:value="4">
            <text:p>4</text:p>
          </table:table-cell>
          <table:table-cell table:formula="of:=[.E7]+1" ns41:value-type="float" table:style-name="ce22" office:value-type="float" office:value="5">
            <text:p>5</text:p>
          </table:table-cell>
          <table:table-cell table:formula="of:=[.F7]+1" ns41:value-type="float" table:style-name="ce22" office:value-type="float" office:value="6">
            <text:p>6</text:p>
          </table:table-cell>
          <table:table-cell table:formula="of:=[.G7]+1" ns41:value-type="float" table:style-name="ce22" office:value-type="float" office:value="7">
            <text:p>7</text:p>
          </table:table-cell>
          <table:table-cell table:formula="of:=[.H7]+1" ns41:value-type="float" table:style-name="ce22" office:value-type="float" office:value="8">
            <text:p>8</text:p>
          </table:table-cell>
          <table:table-cell table:formula="of:=[.I7]+1" ns41:value-type="float" table:style-name="ce22" office:value-type="float" office:value="9">
            <text:p>9</text:p>
          </table:table-cell>
          <table:table-cell table:formula="of:=[.J7]+1" ns41:value-type="float" table:style-name="ce22" office:value-type="float" office:value="10">
            <text:p>10</text:p>
          </table:table-cell>
          <table:table-cell table:formula="of:=[.K7]+1" ns41:value-type="float" table:style-name="ce22" office:value-type="float" office:value="11">
            <text:p>11</text:p>
          </table:table-cell>
          <table:table-cell table:formula="of:=[.L7]+1" ns41:value-type="float" table:style-name="ce22" office:value-type="float" office:value="12">
            <text:p>12</text:p>
          </table:table-cell>
          <table:table-cell table:formula="of:=[.M7]+1" ns41:value-type="float" table:style-name="ce22" office:value-type="float" office:value="13">
            <text:p>13</text:p>
          </table:table-cell>
          <table:table-cell table:formula="of:=[.N7]+1" ns41:value-type="float" table:style-name="ce22" office:value-type="float" office:value="14">
            <text:p>14</text:p>
          </table:table-cell>
          <table:table-cell table:formula="of:=[.O7]+1" ns41:value-type="float" table:style-name="ce22" office:value-type="float" office:value="15">
            <text:p>15</text:p>
          </table:table-cell>
          <table:table-cell table:formula="of:=[.P7]+1" ns41:value-type="float" table:style-name="ce22" office:value-type="float" office:value="16">
            <text:p>16</text:p>
          </table:table-cell>
          <table:table-cell table:formula="of:=[.Q7]+1" ns41:value-type="float" table:style-name="ce22" office:value-type="float" office:value="17">
            <text:p>17</text:p>
          </table:table-cell>
          <table:table-cell table:formula="of:=[.R7]+1" ns41:value-type="float" table:style-name="ce22" office:value-type="float" office:value="18">
            <text:p>18</text:p>
          </table:table-cell>
          <table:table-cell table:formula="of:=[.S7]+1" ns41:value-type="float" table:style-name="ce22" office:value-type="float" office:value="19">
            <text:p>19</text:p>
          </table:table-cell>
          <table:table-cell table:formula="of:=[.T7]+1" ns41:value-type="float" table:style-name="ce22" office:value-type="float" office:value="20">
            <text:p>20</text:p>
          </table:table-cell>
          <table:table-cell table:formula="of:=[.U7]+1" ns41:value-type="float" table:style-name="ce22" office:value-type="float" office:value="21">
            <text:p>21</text:p>
          </table:table-cell>
          <table:table-cell table:formula="of:=[.V7]+1" ns41:value-type="float" table:style-name="ce22" office:value-type="float" office:value="22">
            <text:p>22</text:p>
          </table:table-cell>
          <table:table-cell table:formula="of:=[.W7]+1" ns41:value-type="float" table:style-name="ce22" office:value-type="float" office:value="23">
            <text:p>23</text:p>
          </table:table-cell>
          <table:table-cell table:formula="of:=[.X7]+1" ns41:value-type="float" table:style-name="ce22" office:value-type="float" office:value="24">
            <text:p>24</text:p>
          </table:table-cell>
          <table:table-cell table:formula="of:=[.Y7]+1" ns41:value-type="float" table:style-name="ce22" office:value-type="float" office:value="25">
            <text:p>25</text:p>
          </table:table-cell>
          <table:covered-table-cell table:style-name="ce30" table:number-columns-repeated="3"/>
          <table:covered-table-cell table:style-name="ce37"/>
          <table:covered-table-cell table:style-name="ce43" table:number-columns-repeated="3"/>
          <table:covered-table-cell table:style-name="ce51"/>
          <table:covered-table-cell table:style-name="ce58"/>
          <table:table-cell table:style-name="ce13" table:number-columns-repeated="989"/>
        </table:table-row>
        <table:table-row table:style-name="ro1">
          <table:table-cell table:style-name="ce6" table:number-columns-repeated="30"/>
          <table:table-cell table:style-name="ce44" table:number-columns-repeated="3"/>
          <table:table-cell table:style-name="ce52"/>
          <table:table-cell table:style-name="ce59"/>
          <table:table-cell table:style-name="ce6" table:number-columns-repeated="989"/>
        </table:table-row>
        <table:table-row table:style-name="ro6">
          <table:table-cell ns41:value-type="string" table:style-name="ce7" office:value-type="string">
            <text:p>Voornaamste gemeenten (van 20.000 inwoners en daarboven</text:p>
          </table:table-cell>
          <table:table-cell table:style-name="ce6"/>
          <table:table-cell table:style-name="ce17"/>
          <table:table-cell table:style-name="ce23" table:number-columns-repeated="22"/>
          <table:table-cell table:style-name="ce25"/>
          <table:table-cell table:style-name="ce31"/>
          <table:table-cell table:style-name="ce33" table:number-columns-repeated="3"/>
          <table:table-cell table:style-name="ce45"/>
          <table:table-cell table:style-name="ce47" table:number-columns-repeated="2"/>
          <table:table-cell table:style-name="ce53"/>
          <table:table-cell table:style-name="ce60"/>
          <table:table-cell table:style-name="ce6" table:number-columns-repeated="989"/>
        </table:table-row>
        <table:table-row table:style-name="ro7">
          <table:table-cell ns41:value-type="string" table:style-name="ce8" office:value-type="string">
            <text:p>Deventer</text:p>
          </table:table-cell>
          <table:table-cell table:style-name="Default"/>
          <table:table-cell ns41:value-type="float" table:style-name="ce18" office:value="4439" office:value-type="float">
            <text:p>4439</text:p>
          </table:table-cell>
          <table:table-cell ns41:value-type="float" table:style-name="TL Data" office:value="4476" office:value-type="float">
            <text:p>4476</text:p>
          </table:table-cell>
          <table:table-cell ns41:value-type="float" table:style-name="TL Data" office:value="3861" office:value-type="float">
            <text:p>386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5610" office:value-type="float">
            <text:p>5610</text:p>
          </table:table-cell>
          <table:table-cell ns41:value-type="float" table:style-name="TL Data" office:value="5083" office:value-type="float">
            <text:p>508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4232" office:value-type="float">
            <text:p>4232</text:p>
          </table:table-cell>
          <table:table-cell ns41:value-type="float" table:style-name="TL Data" office:value="10547" office:value-type="float">
            <text:p>10547</text:p>
          </table:table-cell>
          <table:table-cell ns41:value-type="float" table:style-name="TL Data" office:value="10925" office:value-type="float">
            <text:p>1092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1369" office:value-type="float">
            <text:p>11369</text:p>
          </table:table-cell>
          <table:table-cell ns41:value-type="float" table:style-name="ce26" office:value="11545" office:value-type="float">
            <text:p>11545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4" office:value="10899" office:value-type="float">
            <text:p>10899</text:p>
          </table:table-cell>
          <table:table-cell ns41:value-type="float" table:style-name="ce34" office:value="2" office:value-type="float">
            <text:p>2</text:p>
          </table:table-cell>
          <table:table-cell ns41:value-type="string" table:style-name="ce34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wolle</text:p>
          </table:table-cell>
          <table:table-cell table:style-name="Default"/>
          <table:table-cell ns41:value-type="float" table:style-name="ce18" office:value="5231" office:value-type="float">
            <text:p>5231</text:p>
          </table:table-cell>
          <table:table-cell ns41:value-type="float" table:style-name="TL Data" office:value="5449" office:value-type="float">
            <text:p>5449</text:p>
          </table:table-cell>
          <table:table-cell ns41:value-type="float" table:style-name="TL Data" office:value="4681" office:value-type="float">
            <text:p>4681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6665" office:value-type="float">
            <text:p>6665</text:p>
          </table:table-cell>
          <table:table-cell ns41:value-type="float" table:style-name="TL Data" office:value="6019" office:value-type="float">
            <text:p>601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5040" office:value-type="float">
            <text:p>5040</text:p>
          </table:table-cell>
          <table:table-cell ns41:value-type="float" table:style-name="TL Data" office:value="12374" office:value-type="float">
            <text:p>12374</text:p>
          </table:table-cell>
          <table:table-cell ns41:value-type="float" table:style-name="TL Data" office:value="13012" office:value-type="float">
            <text:p>1301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2776" office:value-type="float">
            <text:p>12776</text:p>
          </table:table-cell>
          <table:table-cell ns41:value-type="float" table:style-name="ce26" office:value="13608" office:value-type="float">
            <text:p>13608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4" office:value="10093" office:value-type="float">
            <text:p>10093</text:p>
          </table:table-cell>
          <table:table-cell ns41:value-type="float" table:style-name="ce34" office:value="2" office:value-type="float">
            <text:p>2</text:p>
          </table:table-cell>
          <table:table-cell ns41:value-type="string" table:style-name="ce34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Totaal</text:p>
          </table:table-cell>
          <table:table-cell table:style-name="Default"/>
          <table:table-cell ns41:value-type="float" table:style-name="ce18" office:value="9670" office:value-type="float">
            <text:p>9670</text:p>
          </table:table-cell>
          <table:table-cell ns41:value-type="float" table:style-name="TL Data" office:value="9925" office:value-type="float">
            <text:p>9925</text:p>
          </table:table-cell>
          <table:table-cell ns41:value-type="float" table:style-name="TL Data" office:value="8542" office:value-type="float">
            <text:p>8542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12275" office:value-type="float">
            <text:p>12275</text:p>
          </table:table-cell>
          <table:table-cell ns41:value-type="float" table:style-name="TL Data" office:value="11102" office:value-type="float">
            <text:p>1110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9272" office:value-type="float">
            <text:p>9272</text:p>
          </table:table-cell>
          <table:table-cell ns41:value-type="float" table:style-name="TL Data" office:value="22921" office:value-type="float">
            <text:p>22921</text:p>
          </table:table-cell>
          <table:table-cell ns41:value-type="float" table:style-name="TL Data" office:value="23937" office:value-type="float">
            <text:p>23937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24145" office:value-type="float">
            <text:p>24145</text:p>
          </table:table-cell>
          <table:table-cell ns41:value-type="float" table:style-name="ce26" office:value="25153" office:value-type="float">
            <text:p>25153</text:p>
          </table:table-cell>
          <table:table-cell table:style-name="ce32"/>
          <table:table-cell table:style-name="ce34" table:number-columns-repeated="2"/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9" office:value-type="string">
            <text:p>Overige gemeenten</text:p>
          </table:table-cell>
          <table:table-cell table:style-name="Default"/>
          <table:table-cell table:style-name="ce18"/>
          <table:table-cell table:style-name="TL Data" table:number-columns-repeated="22"/>
          <table:table-cell table:style-name="ce26"/>
          <table:table-cell table:style-name="ce32"/>
          <table:table-cell table:style-name="ce34" table:number-columns-repeated="2"/>
          <table:table-cell table:style-name="ce38"/>
          <table:table-cell table:style-name="Default" table:number-columns-repeated="4"/>
          <table:table-cell table:style-name="ce62"/>
          <table:table-cell table:number-columns-repeated="989"/>
        </table:table-row>
        <table:table-row table:style-name="ro7">
          <table:table-cell ns41:value-type="string" table:style-name="ce8" office:value-type="string">
            <text:p>Almelo (Stad-)</text:p>
          </table:table-cell>
          <table:table-cell table:style-name="Default"/>
          <table:table-cell ns41:value-type="float" table:style-name="ce18" office:value="1762" office:value-type="float">
            <text:p>1762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2083" office:value-type="float">
            <text:p>208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3911" office:value-type="float">
            <text:p>3911</text:p>
          </table:table-cell>
          <table:table-cell ns41:value-type="float" table:style-name="TL Data" office:value="4211" office:value-type="float">
            <text:p>421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ce26" office:value="4282" office:value-type="float">
            <text:p>4282</text:p>
          </table:table-cell>
          <table:table-cell ns41:value-type="float" table:style-name="ce32" office:value="1189" office:value-type="float">
            <text:p>1189</text:p>
          </table:table-cell>
          <table:table-cell ns41:value-type="float" table:style-name="ce34" office:value="11053" office:value-type="float">
            <text:p>11053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Almelo (Ambt-)</text:p>
          </table:table-cell>
          <table:table-cell table:style-name="Default"/>
          <table:table-cell ns41:value-type="float" table:style-name="ce18" office:value="922" office:value-type="float">
            <text:p>92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2494" office:value-type="float">
            <text:p>2494</text:p>
          </table:table-cell>
          <table:table-cell ns41:value-type="float" table:style-name="TL Data" office:value="2377" office:value-type="float">
            <text:p>23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499" office:value-type="float">
            <text:p>2499</text:p>
          </table:table-cell>
          <table:table-cell ns41:value-type="float" table:style-name="ce26" office:value="2539" office:value-type="float">
            <text:p>2539</text:p>
          </table:table-cell>
          <table:table-cell ns41:value-type="float" table:style-name="ce32" office:value="1009" office:value-type="float">
            <text:p>1009</text:p>
          </table:table-cell>
          <table:table-cell ns41:value-type="float" table:style-name="ce34" office:value="11065" office:value-type="float">
            <text:p>1106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Avereest</text:p>
          </table:table-cell>
          <table:table-cell table:style-name="Default"/>
          <table:table-cell ns41:value-type="float" table:style-name="ce18" office:value="1343" office:value-type="float">
            <text:p>1343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388" office:value-type="float">
            <text:p>138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3220" office:value-type="float">
            <text:p>3220</text:p>
          </table:table-cell>
          <table:table-cell ns41:value-type="float" table:style-name="TL Data" office:value="3072" office:value-type="float">
            <text:p>307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8"/>
          <table:table-cell ns41:value-type="float" table:style-name="TL Data" office:value="3246" office:value-type="float">
            <text:p>3246</text:p>
          </table:table-cell>
          <table:table-cell ns41:value-type="float" table:style-name="ce26" office:value="3100" office:value-type="float">
            <text:p>3100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4" office:value="11190" office:value-type="float">
            <text:p>11190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athmen</text:p>
          </table:table-cell>
          <table:table-cell table:style-name="Default"/>
          <table:table-cell ns41:value-type="float" table:style-name="ce18" office:value="283" office:value-type="float">
            <text:p>28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701" office:value-type="float">
            <text:p>701</text:p>
          </table:table-cell>
          <table:table-cell ns41:value-type="float" table:style-name="ce26" office:value="662" office:value-type="float">
            <text:p>662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4" office:value="11030" office:value-type="float">
            <text:p>1103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lankeman</text:p>
          </table:table-cell>
          <table:table-cell table:style-name="Default"/>
          <table:table-cell ns41:value-type="float" table:style-name="ce18" office:value="102" office:value-type="float">
            <text:p>1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59" office:value-type="float">
            <text:p>259</text:p>
          </table:table-cell>
          <table:table-cell ns41:value-type="float" table:style-name="ce26" office:value="261" office:value-type="float">
            <text:p>26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4" office:value="10320" office:value-type="float">
            <text:p>1032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lokzijl</text:p>
          </table:table-cell>
          <table:table-cell table:style-name="Default"/>
          <table:table-cell ns41:value-type="float" table:style-name="ce18" office:value="387" office:value-type="float">
            <text:p>38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ce26" office:value="812" office:value-type="float">
            <text:p>812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4" office:value="10689" office:value-type="float">
            <text:p>1068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Borne</text:p>
          </table:table-cell>
          <table:table-cell table:style-name="Default"/>
          <table:table-cell ns41:value-type="float" table:style-name="ce18" office:value="895" office:value-type="float">
            <text:p>895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220" office:value-type="float">
            <text:p>2220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ce26" office:value="2182" office:value-type="float">
            <text:p>2182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4" office:value="10326" office:value-type="float">
            <text:p>1032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alfsen</text:p>
          </table:table-cell>
          <table:table-cell table:style-name="Default"/>
          <table:table-cell ns41:value-type="float" table:style-name="ce18" office:value="1145" office:value-type="float">
            <text:p>1145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2812" office:value-type="float">
            <text:p>2812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2834" office:value-type="float">
            <text:p>2834</text:p>
          </table:table-cell>
          <table:table-cell ns41:value-type="float" table:style-name="ce26" office:value="2472" office:value-type="float">
            <text:p>2472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4" office:value="11007" office:value-type="float">
            <text:p>11007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elden (Stad-)</text:p>
          </table:table-cell>
          <table:table-cell table:style-name="Default"/>
          <table:table-cell ns41:value-type="float" table:style-name="ce18" office:value="404" office:value-type="float">
            <text:p>404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ce26" office:value="888" office:value-type="float">
            <text:p>888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4" office:value="10913" office:value-type="float">
            <text:p>1091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elden (Ambt-)</text:p>
          </table:table-cell>
          <table:table-cell table:style-name="Default"/>
          <table:table-cell ns41:value-type="float" table:style-name="ce18" office:value="529" office:value-type="float">
            <text:p>529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523" office:value-type="float">
            <text:p>1523</text:p>
          </table:table-cell>
          <table:table-cell ns41:value-type="float" table:style-name="ce26" office:value="1396" office:value-type="float">
            <text:p>1396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4" office:value="11400" office:value-type="float">
            <text:p>1140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enekamp</text:p>
          </table:table-cell>
          <table:table-cell table:style-name="Default"/>
          <table:table-cell ns41:value-type="float" table:style-name="ce18" office:value="810" office:value-type="float">
            <text:p>81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987" office:value-type="float">
            <text:p>1987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ce26" office:value="1876" office:value-type="float">
            <text:p>1876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4" office:value="10245" office:value-type="float">
            <text:p>1024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iepenheim</text:p>
          </table:table-cell>
          <table:table-cell table:style-name="Default"/>
          <table:table-cell ns41:value-type="float" table:style-name="ce18" office:value="310" office:value-type="float">
            <text:p>31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804" office:value-type="float">
            <text:p>804</text:p>
          </table:table-cell>
          <table:table-cell ns41:value-type="float" table:style-name="ce26" office:value="756" office:value-type="float">
            <text:p>756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4" office:value="10311" office:value-type="float">
            <text:p>1031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Diepenveen</text:p>
          </table:table-cell>
          <table:table-cell table:style-name="Default"/>
          <table:table-cell ns41:value-type="float" table:style-name="ce18" office:value="742" office:value-type="float">
            <text:p>742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992" office:value-type="float">
            <text:p>1992</text:p>
          </table:table-cell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015" office:value-type="float">
            <text:p>2015</text:p>
          </table:table-cell>
          <table:table-cell ns41:value-type="float" table:style-name="ce26" office:value="1845" office:value-type="float">
            <text:p>1845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4" office:value="10933" office:value-type="float">
            <text:p>1093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Enschede</text:p>
          </table:table-cell>
          <table:table-cell table:style-name="Default"/>
          <table:table-cell ns41:value-type="float" table:style-name="ce18" office:value="2986" office:value-type="float">
            <text:p>2986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2536" office:value-type="float">
            <text:p>253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3868" office:value-type="float">
            <text:p>386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3035" office:value-type="float">
            <text:p>3035</text:p>
          </table:table-cell>
          <table:table-cell ns41:value-type="float" table:style-name="TL Data" office:value="7435" office:value-type="float">
            <text:p>7435</text:p>
          </table:table-cell>
          <table:table-cell ns41:value-type="float" table:style-name="TL Data" office:value="7590" office:value-type="float">
            <text:p>759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530" office:value-type="float">
            <text:p>7530</text:p>
          </table:table-cell>
          <table:table-cell ns41:value-type="float" table:style-name="ce26" office:value="7699" office:value-type="float">
            <text:p>7699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4" office:value="10364" office:value-type="float">
            <text:p>1036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enemuiden</text:p>
          </table:table-cell>
          <table:table-cell table:style-name="Default"/>
          <table:table-cell ns41:value-type="float" table:style-name="ce18" office:value="632" office:value-type="float">
            <text:p>632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ce26" office:value="1421" office:value-type="float">
            <text:p>1421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4" office:value="10746" office:value-type="float">
            <text:p>1074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iethoorn</text:p>
          </table:table-cell>
          <table:table-cell table:style-name="Default"/>
          <table:table-cell ns41:value-type="float" table:style-name="ce18" office:value="481" office:value-type="float">
            <text:p>48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table:style-name="TL Data" table:number-columns-repeated="8"/>
          <table:table-cell ns41:value-type="float" table:style-name="TL Data" office:value="1045" office:value-type="float">
            <text:p>1045</text:p>
          </table:table-cell>
          <table:table-cell ns41:value-type="float" table:style-name="ce26" office:value="908" office:value-type="float">
            <text:p>908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4" office:value="10708" office:value-type="float">
            <text:p>1070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oor</text:p>
          </table:table-cell>
          <table:table-cell table:style-name="Default"/>
          <table:table-cell ns41:value-type="float" table:style-name="ce18" office:value="616" office:value-type="float">
            <text:p>616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1420" office:value-type="float">
            <text:p>1420</text:p>
          </table:table-cell>
          <table:table-cell ns41:value-type="float" table:style-name="ce26" office:value="1426" office:value-type="float">
            <text:p>1426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4" office:value="10076" office:value-type="float">
            <text:p>1007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rafhorst</text:p>
          </table:table-cell>
          <table:table-cell table:style-name="Default"/>
          <table:table-cell ns41:value-type="float" table:style-name="ce18" office:value="143" office:value-type="float">
            <text:p>14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310" office:value-type="float">
            <text:p>310</text:p>
          </table:table-cell>
          <table:table-cell ns41:value-type="float" table:style-name="ce26" office:value="314" office:value-type="float">
            <text:p>314</text:p>
          </table:table-cell>
          <table:table-cell ns41:value-type="float" table:style-name="ce32" office:value="1065" office:value-type="float">
            <text:p>1065</text:p>
          </table:table-cell>
          <table:table-cell ns41:value-type="float" table:style-name="ce34" office:value="10224" office:value-type="float">
            <text:p>1022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Gramsbergen</text:p>
          </table:table-cell>
          <table:table-cell table:style-name="Default"/>
          <table:table-cell ns41:value-type="float" table:style-name="ce18" office:value="625" office:value-type="float">
            <text:p>625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767" office:value-type="float">
            <text:p>1767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779" office:value-type="float">
            <text:p>1779</text:p>
          </table:table-cell>
          <table:table-cell ns41:value-type="float" table:style-name="ce26" office:value="1604" office:value-type="float">
            <text:p>1604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4" office:value="11339" office:value-type="float">
            <text:p>1133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aaksbergen</text:p>
          </table:table-cell>
          <table:table-cell table:style-name="Default"/>
          <table:table-cell ns41:value-type="float" table:style-name="ce18" office:value="1000" office:value-type="float">
            <text:p>1000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2351" office:value-type="float">
            <text:p>23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ns41:value-type="float" table:style-name="TL Data" office:value="2491" office:value-type="float">
            <text:p>2491</text:p>
          </table:table-cell>
          <table:table-cell ns41:value-type="float" table:style-name="ce26" office:value="2382" office:value-type="float">
            <text:p>2382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4" office:value="11435" office:value-type="float">
            <text:p>1143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aro (Den)</text:p>
          </table:table-cell>
          <table:table-cell table:style-name="Default"/>
          <table:table-cell ns41:value-type="float" table:style-name="ce18" office:value="868" office:value-type="float">
            <text:p>86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2111" office:value-type="float">
            <text:p>21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2350" office:value-type="float">
            <text:p>2350</text:p>
          </table:table-cell>
          <table:table-cell ns41:value-type="float" table:style-name="ce26" office:value="2125" office:value-type="float">
            <text:p>2125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4" office:value="10395" office:value-type="float">
            <text:p>1039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ardenberg (Stad-)</text:p>
          </table:table-cell>
          <table:table-cell table:style-name="Default"/>
          <table:table-cell ns41:value-type="float" table:style-name="ce18" office:value="305" office:value-type="float">
            <text:p>30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733" office:value-type="float">
            <text:p>733</text:p>
          </table:table-cell>
          <table:table-cell ns41:value-type="float" table:style-name="ce26" office:value="653" office:value-type="float">
            <text:p>653</text:p>
          </table:table-cell>
          <table:table-cell ns41:value-type="float" table:style-name="ce32" office:value="1191" office:value-type="float">
            <text:p>1191</text:p>
          </table:table-cell>
          <table:table-cell ns41:value-type="float" table:style-name="ce34" office:value="11169" office:value-type="float">
            <text:p>1116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ardenberg (Ambt-)</text:p>
          </table:table-cell>
          <table:table-cell table:style-name="Default"/>
          <table:table-cell ns41:value-type="float" table:style-name="ce18" office:value="1621" office:value-type="float">
            <text:p>1621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4326" office:value-type="float">
            <text:p>4326</text:p>
          </table:table-cell>
          <table:table-cell ns41:value-type="float" table:style-name="TL Data" office:value="3817" office:value-type="float">
            <text:p>38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4340" office:value-type="float">
            <text:p>4340</text:p>
          </table:table-cell>
          <table:table-cell ns41:value-type="float" table:style-name="ce26" office:value="3837" office:value-type="float">
            <text:p>3837</text:p>
          </table:table-cell>
          <table:table-cell ns41:value-type="float" table:style-name="ce32" office:value="1011" office:value-type="float">
            <text:p>1011</text:p>
          </table:table-cell>
          <table:table-cell ns41:value-type="float" table:style-name="ce34" office:value="10174" office:value-type="float">
            <text:p>1017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asselt</text:p>
          </table:table-cell>
          <table:table-cell table:style-name="Default"/>
          <table:table-cell ns41:value-type="float" table:style-name="ce18" office:value="536" office:value-type="float">
            <text:p>536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ce26" office:value="1196" office:value-type="float">
            <text:p>1196</text:p>
          </table:table-cell>
          <table:table-cell ns41:value-type="float" table:style-name="ce32" office:value="161" office:value-type="float">
            <text:p>161</text:p>
          </table:table-cell>
          <table:table-cell ns41:value-type="float" table:style-name="ce34" office:value="10115" office:value-type="float">
            <text:p>1011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eino</text:p>
          </table:table-cell>
          <table:table-cell table:style-name="Default"/>
          <table:table-cell ns41:value-type="float" table:style-name="ce18" office:value="413" office:value-type="float">
            <text:p>413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8"/>
          <table:table-cell ns41:value-type="float" table:style-name="TL Data" office:value="1085" office:value-type="float">
            <text:p>1085</text:p>
          </table:table-cell>
          <table:table-cell ns41:value-type="float" table:style-name="ce26" office:value="967" office:value-type="float">
            <text:p>967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4" office:value="10854" office:value-type="float">
            <text:p>1085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ellendoorn</text:p>
          </table:table-cell>
          <table:table-cell table:style-name="Default"/>
          <table:table-cell ns41:value-type="float" table:style-name="ce18" office:value="1243" office:value-type="float">
            <text:p>1243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86" office:value-type="float">
            <text:p>1586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3226" office:value-type="float">
            <text:p>3226</text:p>
          </table:table-cell>
          <table:table-cell ns41:value-type="float" table:style-name="TL Data" office:value="3005" office:value-type="float">
            <text:p>300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253" office:value-type="float">
            <text:p>3253</text:p>
          </table:table-cell>
          <table:table-cell ns41:value-type="float" table:style-name="ce26" office:value="3012" office:value-type="float">
            <text:p>3012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4" office:value="10806" office:value-type="float">
            <text:p>10806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engelo</text:p>
          </table:table-cell>
          <table:table-cell table:style-name="Default"/>
          <table:table-cell ns41:value-type="float" table:style-name="ce18" office:value="2124" office:value-type="float">
            <text:p>2124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719" office:value-type="float">
            <text:p>2719</text:p>
          </table:table-cell>
          <table:table-cell ns41:value-type="float" table:style-name="TL Data" office:value="2597" office:value-type="float">
            <text:p>259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5111" office:value-type="float">
            <text:p>5111</text:p>
          </table:table-cell>
          <table:table-cell ns41:value-type="float" table:style-name="TL Data" office:value="5054" office:value-type="float">
            <text:p>505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8"/>
          <table:table-cell ns41:value-type="float" table:style-name="TL Data" office:value="5163" office:value-type="float">
            <text:p>5163</text:p>
          </table:table-cell>
          <table:table-cell ns41:value-type="float" table:style-name="ce26" office:value="5101" office:value-type="float">
            <text:p>5101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4" office:value="10907" office:value-type="float">
            <text:p>10907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Holten</text:p>
          </table:table-cell>
          <table:table-cell table:style-name="Default"/>
          <table:table-cell ns41:value-type="float" table:style-name="ce18" office:value="542" office:value-type="float">
            <text:p>54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457" office:value-type="float">
            <text:p>1457</text:p>
          </table:table-cell>
          <table:table-cell ns41:value-type="float" table:style-name="ce26" office:value="1325" office:value-type="float">
            <text:p>1325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4" office:value="11246" office:value-type="float">
            <text:p>1124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Ijsselmuiden</text:p>
          </table:table-cell>
          <table:table-cell table:style-name="Default"/>
          <table:table-cell ns41:value-type="float" table:style-name="ce18" office:value="426" office:value-type="float">
            <text:p>42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074" office:value-type="float">
            <text:p>1074</text:p>
          </table:table-cell>
          <table:table-cell ns41:value-type="float" table:style-name="ce26" office:value="1080" office:value-type="float">
            <text:p>1080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4" office:value="10641" office:value-type="float">
            <text:p>1064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ampen</text:p>
          </table:table-cell>
          <table:table-cell table:style-name="Default"/>
          <table:table-cell ns41:value-type="float" table:style-name="ce18" office:value="3540" office:value-type="float">
            <text:p>3540</text:p>
          </table:table-cell>
          <table:table-cell ns41:value-type="float" table:style-name="TL Data" office:value="3719" office:value-type="float">
            <text:p>3719</text:p>
          </table:table-cell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512" office:value-type="float">
            <text:p>4512</text:p>
          </table:table-cell>
          <table:table-cell ns41:value-type="float" table:style-name="TL Data" office:value="4325" office:value-type="float">
            <text:p>432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440" office:value-type="float">
            <text:p>3440</text:p>
          </table:table-cell>
          <table:table-cell ns41:value-type="float" table:style-name="TL Data" office:value="8359" office:value-type="float">
            <text:p>8359</text:p>
          </table:table-cell>
          <table:table-cell ns41:value-type="float" table:style-name="TL Data" office:value="8868" office:value-type="float">
            <text:p>886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9399" office:value-type="float">
            <text:p>9399</text:p>
          </table:table-cell>
          <table:table-cell ns41:value-type="float" table:style-name="ce26" office:value="9288" office:value-type="float">
            <text:p>9288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4" office:value="10253" office:value-type="float">
            <text:p>10253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1" office:value="260097" office:value-type="float">
            <text:p>260097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amperveen</text:p>
          </table:table-cell>
          <table:table-cell table:style-name="Default"/>
          <table:table-cell ns41:value-type="float" table:style-name="ce18" office:value="124" office:value-type="float">
            <text:p>12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52" office:value-type="float">
            <text:p>352</text:p>
          </table:table-cell>
          <table:table-cell ns41:value-type="float" table:style-name="ce26" office:value="322" office:value-type="float">
            <text:p>322</text:p>
          </table:table-cell>
          <table:table-cell ns41:value-type="float" table:style-name="ce32" office:value="1092" office:value-type="float">
            <text:p>1092</text:p>
          </table:table-cell>
          <table:table-cell ns41:value-type="float" table:style-name="ce34" office:value="10443" office:value-type="float">
            <text:p>1044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Kuinre</text:p>
          </table:table-cell>
          <table:table-cell table:style-name="Default"/>
          <table:table-cell ns41:value-type="float" table:style-name="ce18" office:value="213" office:value-type="float">
            <text:p>21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427" office:value-type="float">
            <text:p>427</text:p>
          </table:table-cell>
          <table:table-cell ns41:value-type="float" table:style-name="ce26" office:value="441" office:value-type="float">
            <text:p>441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4" office:value="11148" office:value-type="float">
            <text:p>1114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Lonnecker</text:p>
          </table:table-cell>
          <table:table-cell table:style-name="Default"/>
          <table:table-cell ns41:value-type="float" table:style-name="ce18" office:value="1317" office:value-type="float">
            <text:p>1317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676" office:value-type="float">
            <text:p>1676</text:p>
          </table:table-cell>
          <table:table-cell ns41:value-type="float" table:style-name="TL Data" office:value="3894" office:value-type="float">
            <text:p>3894</text:p>
          </table:table-cell>
          <table:table-cell ns41:value-type="float" table:style-name="TL Data" office:value="3564" office:value-type="float">
            <text:p>356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3916" office:value-type="float">
            <text:p>3916</text:p>
          </table:table-cell>
          <table:table-cell ns41:value-type="float" table:style-name="ce26" office:value="3575" office:value-type="float">
            <text:p>3575</text:p>
          </table:table-cell>
          <table:table-cell ns41:value-type="float" table:style-name="ce32" office:value="1106" office:value-type="float">
            <text:p>1106</text:p>
          </table:table-cell>
          <table:table-cell ns41:value-type="float" table:style-name="ce34" office:value="11045" office:value-type="float">
            <text:p>1104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Losser</text:p>
          </table:table-cell>
          <table:table-cell table:style-name="Default"/>
          <table:table-cell ns41:value-type="float" table:style-name="ce18" office:value="909" office:value-type="float">
            <text:p>909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412" office:value-type="float">
            <text:p>2412</text:p>
          </table:table-cell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2423" office:value-type="float">
            <text:p>2423</text:p>
          </table:table-cell>
          <table:table-cell ns41:value-type="float" table:style-name="ce26" office:value="2288" office:value-type="float">
            <text:p>2288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4" office:value="11166" office:value-type="float">
            <text:p>11166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Markelo</text:p>
          </table:table-cell>
          <table:table-cell table:style-name="Default"/>
          <table:table-cell ns41:value-type="float" table:style-name="ce18" office:value="774" office:value-type="float">
            <text:p>774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315" office:value-type="float">
            <text:p>2315</text:p>
          </table:table-cell>
          <table:table-cell ns41:value-type="float" table:style-name="ce26" office:value="1921" office:value-type="float">
            <text:p>1921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4" office:value="11382" office:value-type="float">
            <text:p>11382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Nieuwleusen</text:p>
          </table:table-cell>
          <table:table-cell table:style-name="Default"/>
          <table:table-cell ns41:value-type="float" table:style-name="ce18" office:value="476" office:value-type="float">
            <text:p>476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250" office:value-type="float">
            <text:p>1250</text:p>
          </table:table-cell>
          <table:table-cell ns41:value-type="float" table:style-name="ce26" office:value="1127" office:value-type="float">
            <text:p>1127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4" office:value="10384" office:value-type="float">
            <text:p>1038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ldemarkt</text:p>
          </table:table-cell>
          <table:table-cell table:style-name="Default"/>
          <table:table-cell ns41:value-type="float" table:style-name="ce18" office:value="664" office:value-type="float">
            <text:p>664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1520" office:value-type="float">
            <text:p>1520</text:p>
          </table:table-cell>
          <table:table-cell ns41:value-type="float" table:style-name="ce26" office:value="1398" office:value-type="float">
            <text:p>1398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4" office:value="10858" office:value-type="float">
            <text:p>1085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ldenzaal</text:p>
          </table:table-cell>
          <table:table-cell table:style-name="Default"/>
          <table:table-cell ns41:value-type="float" table:style-name="ce18" office:value="901" office:value-type="float">
            <text:p>901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2137" office:value-type="float">
            <text:p>21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ce26" office:value="2330" office:value-type="float">
            <text:p>2330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4" office:value="11100" office:value-type="float">
            <text:p>11100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lst</text:p>
          </table:table-cell>
          <table:table-cell table:style-name="Default"/>
          <table:table-cell ns41:value-type="float" table:style-name="ce18" office:value="969" office:value-type="float">
            <text:p>969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35" office:value-type="float">
            <text:p>2435</text:p>
          </table:table-cell>
          <table:table-cell ns41:value-type="float" table:style-name="ce26" office:value="2230" office:value-type="float">
            <text:p>2230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4" office:value="10409" office:value-type="float">
            <text:p>1040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mmen (Stad-)</text:p>
          </table:table-cell>
          <table:table-cell table:style-name="Default"/>
          <table:table-cell ns41:value-type="float" table:style-name="ce18" office:value="343" office:value-type="float">
            <text:p>34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231" office:value-type="float">
            <text:p>231</text:p>
          </table:table-cell>
          <table:table-cell table:style-name="TL Data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ce26" office:value="772" office:value-type="float">
            <text:p>772</text:p>
          </table:table-cell>
          <table:table-cell ns41:value-type="float" table:style-name="ce32" office:value="1192" office:value-type="float">
            <text:p>1192</text:p>
          </table:table-cell>
          <table:table-cell ns41:value-type="float" table:style-name="ce34" office:value="10381" office:value-type="float">
            <text:p>10381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mmen (Ambt-)</text:p>
          </table:table-cell>
          <table:table-cell table:style-name="Default"/>
          <table:table-cell ns41:value-type="float" table:style-name="ce18" office:value="757" office:value-type="float">
            <text:p>75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2129" office:value-type="float">
            <text:p>2129</text:p>
          </table:table-cell>
          <table:table-cell ns41:value-type="float" table:style-name="ce26" office:value="1877" office:value-type="float">
            <text:p>1877</text:p>
          </table:table-cell>
          <table:table-cell ns41:value-type="float" table:style-name="ce32" office:value="1012" office:value-type="float">
            <text:p>1012</text:p>
          </table:table-cell>
          <table:table-cell ns41:value-type="float" table:style-name="ce34" office:value="11069" office:value-type="float">
            <text:p>1106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Ootmarsum</text:p>
          </table:table-cell>
          <table:table-cell table:style-name="Default"/>
          <table:table-cell ns41:value-type="float" table:style-name="ce18" office:value="328" office:value-type="float">
            <text:p>32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ce26" office:value="781" office:value-type="float">
            <text:p>781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4" office:value="11079" office:value-type="float">
            <text:p>11079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Raalte</text:p>
          </table:table-cell>
          <table:table-cell table:style-name="Default"/>
          <table:table-cell ns41:value-type="float" table:style-name="ce18" office:value="1191" office:value-type="float">
            <text:p>1191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2906" office:value-type="float">
            <text:p>2906</text:p>
          </table:table-cell>
          <table:table-cell ns41:value-type="float" table:style-name="TL Data" office:value="2721" office:value-type="float">
            <text:p>27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ce26" office:value="2757" office:value-type="float">
            <text:p>2757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4" office:value="10279" office:value-type="float">
            <text:p>1027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Rijssen</text:p>
          </table:table-cell>
          <table:table-cell table:style-name="Default"/>
          <table:table-cell ns41:value-type="float" table:style-name="ce18" office:value="839" office:value-type="float">
            <text:p>839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2434" office:value-type="float">
            <text:p>2434</text:p>
          </table:table-cell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2459" office:value-type="float">
            <text:p>2459</text:p>
          </table:table-cell>
          <table:table-cell ns41:value-type="float" table:style-name="ce26" office:value="2320" office:value-type="float">
            <text:p>2320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4" office:value="10358" office:value-type="float">
            <text:p>1035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taphorst</text:p>
          </table:table-cell>
          <table:table-cell table:style-name="Default"/>
          <table:table-cell ns41:value-type="float" table:style-name="ce18" office:value="1076" office:value-type="float">
            <text:p>1076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28" office:value-type="float">
            <text:p>2728</text:p>
          </table:table-cell>
          <table:table-cell ns41:value-type="float" table:style-name="ce26" office:value="2604" office:value-type="float">
            <text:p>2604</text:p>
          </table:table-cell>
          <table:table-cell ns41:value-type="float" table:style-name="ce32" office:value="180" office:value-type="float">
            <text:p>180</text:p>
          </table:table-cell>
          <table:table-cell ns41:value-type="float" table:style-name="ce34" office:value="11362" office:value-type="float">
            <text:p>11362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teenwijk</text:p>
          </table:table-cell>
          <table:table-cell table:style-name="Default"/>
          <table:table-cell ns41:value-type="float" table:style-name="ce18" office:value="1151" office:value-type="float">
            <office:annotation draw:style-name="gr1" svg:height="1.957cm" draw:caption-point-y="2.417cm" svg:width="6.407cm" svg:x="3.16cm" draw:caption-point-x="4.381cm" svg:y="27.92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1151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2593" office:value-type="float">
            <text:p>2593</text:p>
          </table:table-cell>
          <table:table-cell ns41:value-type="float" table:style-name="TL Data" office:value="2661" office:value-type="float">
            <text:p>26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ce26" office:value="2716" office:value-type="float">
            <text:p>2716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4" office:value="10546" office:value-type="float">
            <text:p>10546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Steenwijkerwold</text:p>
          </table:table-cell>
          <table:table-cell table:style-name="Default"/>
          <table:table-cell ns41:value-type="float" table:style-name="ce18" office:value="1276" office:value-type="float">
            <text:p>1276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803" office:value-type="float">
            <text:p>1803</text:p>
          </table:table-cell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3205" office:value-type="float">
            <text:p>3205</text:p>
          </table:table-cell>
          <table:table-cell ns41:value-type="float" table:style-name="TL Data" office:value="2851" office:value-type="float">
            <text:p>285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2" office:value-type="float">
            <text:p>19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245" office:value-type="float">
            <text:p>3245</text:p>
          </table:table-cell>
          <table:table-cell ns41:value-type="float" table:style-name="ce26" office:value="2881" office:value-type="float">
            <text:p>2881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4" office:value="11347" office:value-type="float">
            <text:p>11347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Tubbergen</text:p>
          </table:table-cell>
          <table:table-cell table:style-name="Default"/>
          <table:table-cell ns41:value-type="float" table:style-name="ce18" office:value="1224" office:value-type="float">
            <text:p>1224</text:p>
          </table:table-cell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3282" office:value-type="float">
            <text:p>3282</text:p>
          </table:table-cell>
          <table:table-cell ns41:value-type="float" table:style-name="TL Data" office:value="2959" office:value-type="float">
            <text:p>295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3294" office:value-type="float">
            <text:p>3294</text:p>
          </table:table-cell>
          <table:table-cell ns41:value-type="float" table:style-name="ce26" office:value="3001" office:value-type="float">
            <text:p>3001</text:p>
          </table:table-cell>
          <table:table-cell ns41:value-type="float" table:style-name="ce32" office:value="183" office:value-type="float">
            <text:p>183</text:p>
          </table:table-cell>
          <table:table-cell ns41:value-type="float" table:style-name="ce34" office:value="10694" office:value-type="float">
            <text:p>1069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Vollenhove (Stad-)</text:p>
          </table:table-cell>
          <table:table-cell table:style-name="Default"/>
          <table:table-cell ns41:value-type="float" table:style-name="ce18" office:value="347" office:value-type="float">
            <text:p>34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ce26" office:value="802" office:value-type="float">
            <text:p>802</text:p>
          </table:table-cell>
          <table:table-cell ns41:value-type="float" table:style-name="ce32" office:value="1193" office:value-type="float">
            <text:p>1193</text:p>
          </table:table-cell>
          <table:table-cell ns41:value-type="float" table:style-name="ce34" office:value="11183" office:value-type="float">
            <text:p>1118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Vollenhove (Ambt-)</text:p>
          </table:table-cell>
          <table:table-cell table:style-name="Default"/>
          <table:table-cell ns41:value-type="float" table:style-name="ce18" office:value="448" office:value-type="float">
            <text:p>44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212" office:value-type="float">
            <text:p>1212</text:p>
          </table:table-cell>
          <table:table-cell ns41:value-type="float" table:style-name="ce26" office:value="1098" office:value-type="float">
            <text:p>1098</text:p>
          </table:table-cell>
          <table:table-cell ns41:value-type="float" table:style-name="ce32" office:value="1013" office:value-type="float">
            <text:p>1013</text:p>
          </table:table-cell>
          <table:table-cell ns41:value-type="float" table:style-name="ce34" office:value="11088" office:value-type="float">
            <text:p>1108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Vriezenveen</text:p>
          </table:table-cell>
          <table:table-cell table:style-name="Default"/>
          <table:table-cell ns41:value-type="float" table:style-name="ce18" office:value="798" office:value-type="float">
            <text:p>798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1829" office:value-type="float">
            <text:p>18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2009" office:value-type="float">
            <text:p>2009</text:p>
          </table:table-cell>
          <table:table-cell ns41:value-type="float" table:style-name="ce26" office:value="1844" office:value-type="float">
            <text:p>1844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4" office:value="10643" office:value-type="float">
            <text:p>1064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anneperveen</text:p>
          </table:table-cell>
          <table:table-cell table:style-name="Default"/>
          <table:table-cell ns41:value-type="float" table:style-name="ce18" office:value="335" office:value-type="float">
            <text:p>33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807" office:value-type="float">
            <text:p>807</text:p>
          </table:table-cell>
          <table:table-cell ns41:value-type="float" table:style-name="ce26" office:value="727" office:value-type="float">
            <text:p>727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4" office:value="10105" office:value-type="float">
            <text:p>10105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eerselo</text:p>
          </table:table-cell>
          <table:table-cell table:style-name="Default"/>
          <table:table-cell ns41:value-type="float" table:style-name="ce18" office:value="920" office:value-type="float">
            <text:p>920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2266" office:value-type="float">
            <text:p>2266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8"/>
          <table:table-cell ns41:value-type="float" table:style-name="TL Data" office:value="2281" office:value-type="float">
            <text:p>2281</text:p>
          </table:table-cell>
          <table:table-cell ns41:value-type="float" table:style-name="ce26" office:value="2296" office:value-type="float">
            <text:p>2296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4" office:value="10893" office:value-type="float">
            <text:p>1089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ierden</text:p>
          </table:table-cell>
          <table:table-cell table:style-name="Default"/>
          <table:table-cell ns41:value-type="float" table:style-name="ce18" office:value="1206" office:value-type="float">
            <text:p>1206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3167" office:value-type="float">
            <text:p>3167</text:p>
          </table:table-cell>
          <table:table-cell ns41:value-type="float" table:style-name="TL Data" office:value="2856" office:value-type="float">
            <text:p>285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3185" office:value-type="float">
            <text:p>3185</text:p>
          </table:table-cell>
          <table:table-cell ns41:value-type="float" table:style-name="ce26" office:value="2879" office:value-type="float">
            <text:p>2879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4" office:value="10676" office:value-type="float">
            <text:p>10676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ijhe</text:p>
          </table:table-cell>
          <table:table-cell table:style-name="Default"/>
          <table:table-cell ns41:value-type="float" table:style-name="ce18" office:value="872" office:value-type="float">
            <text:p>872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1924" office:value-type="float">
            <text:p>19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130" office:value-type="float">
            <text:p>2130</text:p>
          </table:table-cell>
          <table:table-cell ns41:value-type="float" table:style-name="ce26" office:value="1956" office:value-type="float">
            <text:p>1956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4" office:value="10888" office:value-type="float">
            <text:p>10888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Wilsum</text:p>
          </table:table-cell>
          <table:table-cell table:style-name="Default"/>
          <table:table-cell ns41:value-type="float" table:style-name="ce18" office:value="146" office:value-type="float">
            <text:p>14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70" office:value-type="float">
            <text:p>370</text:p>
          </table:table-cell>
          <table:table-cell ns41:value-type="float" table:style-name="ce26" office:value="338" office:value-type="float">
            <text:p>338</text:p>
          </table:table-cell>
          <table:table-cell ns41:value-type="float" table:style-name="ce32" office:value="1227" office:value-type="float">
            <text:p>1227</text:p>
          </table:table-cell>
          <table:table-cell ns41:value-type="float" table:style-name="ce34" office:value="10194" office:value-type="float">
            <text:p>10194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alk en Veecaten</text:p>
          </table:table-cell>
          <table:table-cell table:style-name="Default"/>
          <table:table-cell ns41:value-type="float" table:style-name="ce18" office:value="196" office:value-type="float">
            <text:p>19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93" office:value-type="float">
            <text:p>493</text:p>
          </table:table-cell>
          <table:table-cell ns41:value-type="float" table:style-name="ce26" office:value="476" office:value-type="float">
            <text:p>476</text:p>
          </table:table-cell>
          <table:table-cell ns41:value-type="float" table:style-name="ce32" office:value="1232" office:value-type="float">
            <text:p>1232</text:p>
          </table:table-cell>
          <table:table-cell ns41:value-type="float" table:style-name="ce34" office:value="10633" office:value-type="float">
            <text:p>1063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wartsluis</text:p>
          </table:table-cell>
          <table:table-cell table:style-name="Default"/>
          <table:table-cell ns41:value-type="float" table:style-name="ce18" office:value="967" office:value-type="float">
            <text:p>967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1939" office:value-type="float">
            <text:p>193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04" office:value-type="float">
            <text:p>2004</text:p>
          </table:table-cell>
          <table:table-cell ns41:value-type="float" table:style-name="ce26" office:value="1998" office:value-type="float">
            <text:p>1998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4" office:value="10303" office:value-type="float">
            <text:p>10303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7">
          <table:table-cell ns41:value-type="string" table:style-name="ce8" office:value-type="string">
            <text:p>Zwollerkerspel</text:p>
          </table:table-cell>
          <table:table-cell table:style-name="Default"/>
          <table:table-cell ns41:value-type="float" table:style-name="ce18" office:value="1109" office:value-type="float">
            <text:p>1109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3027" office:value-type="float">
            <text:p>3027</text:p>
          </table:table-cell>
          <table:table-cell ns41:value-type="float" table:style-name="TL Data" office:value="2755" office:value-type="float">
            <text:p>27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032" office:value-type="float">
            <text:p>3032</text:p>
          </table:table-cell>
          <table:table-cell ns41:value-type="float" table:style-name="ce26" office:value="2762" office:value-type="float">
            <text:p>2762</text:p>
          </table:table-cell>
          <table:table-cell ns41:value-type="float" table:style-name="ce32" office:value="1245" office:value-type="float">
            <text:p>1245</text:p>
          </table:table-cell>
          <table:table-cell ns41:value-type="float" table:style-name="ce34" office:value="10654" office:value-type="float">
            <text:p>10654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8">
          <table:table-cell ns41:value-type="string" table:style-name="ce10" office:value-type="string">
            <text:p>Totaal der overige gemeenten</text:p>
          </table:table-cell>
          <table:table-cell table:style-name="Default"/>
          <table:table-cell ns41:value-type="float" table:style-name="ce18" office:value="49611" office:value-type="float">
            <office:annotation draw:style-name="gr1" svg:height="1.984cm" draw:caption-point-y="2.417cm" svg:width="6.407cm" svg:x="3.16cm" draw:caption-point-x="4.381cm" svg:y="34.2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49611</text:p>
          </table:table-cell>
          <table:table-cell ns41:value-type="float" table:style-name="Default" office:value="48234" office:value-type="float">
            <text:p>48234</text:p>
          </table:table-cell>
          <table:table-cell ns41:value-type="float" table:style-name="Default" office:value="42202" office:value-type="float">
            <text:p>42202</text:p>
          </table:table-cell>
          <table:table-cell ns41:value-type="float" table:style-name="Default" office:value="6032" office:value-type="float">
            <text:p>6032</text:p>
          </table:table-cell>
          <table:table-cell ns41:value-type="float" table:style-name="Default" office:value="62119" office:value-type="float">
            <text:p>62119</text:p>
          </table:table-cell>
          <table:table-cell ns41:value-type="float" table:style-name="Default" office:value="54741" office:value-type="float">
            <text:p>54741</text:p>
          </table:table-cell>
          <table:table-cell ns41:value-type="float" table:style-name="Default" office:value="5995" office:value-type="float">
            <text:p>5995</text:p>
          </table:table-cell>
          <table:table-cell ns41:value-type="float" table:style-name="Default" office:value="7122" office:value-type="float">
            <text:p>7122</text:p>
          </table:table-cell>
          <table:table-cell ns41:value-type="float" table:style-name="Default" office:value="13469" office:value-type="float">
            <text:p>13469</text:p>
          </table:table-cell>
          <table:table-cell ns41:value-type="float" table:style-name="Default" office:value="49874" office:value-type="float">
            <text:p>49874</text:p>
          </table:table-cell>
          <table:table-cell ns41:value-type="float" table:style-name="Default" office:value="123785" office:value-type="float">
            <text:p>123785</text:p>
          </table:table-cell>
          <table:table-cell ns41:value-type="float" table:style-name="Default" office:value="117769" office:value-type="float">
            <text:p>117769</text:p>
          </table:table-cell>
          <table:table-cell ns41:value-type="float" table:style-name="Default" office:value="1173" office:value-type="float">
            <text:p>1173</text:p>
          </table:table-cell>
          <table:table-cell ns41:value-type="float" table:style-name="Default" office:value="1442" office:value-type="float">
            <text:p>1442</text:p>
          </table:table-cell>
          <table:table-cell ns41:value-type="float" table:style-name="Default" office:value="344" office:value-type="float">
            <text:p>344</text:p>
          </table:table-cell>
          <table:table-cell ns41:value-type="float" table:style-name="Default" office:value="385" office:value-type="float">
            <text:p>385</text:p>
          </table:table-cell>
          <table:table-cell ns41:value-type="float" table:style-name="Default" office:value="4" office:value-type="float">
            <text:p>4</text:p>
          </table:table-cell>
          <table:table-cell ns41:value-type="float" table:style-name="Default" office:value="16" office:value-type="float">
            <text:p>16</text:p>
          </table:table-cell>
          <table:table-cell ns41:value-type="float" table:style-name="Default" office:value="1263" office:value-type="float">
            <text:p>1263</text:p>
          </table:table-cell>
          <table:table-cell ns41:value-type="float" table:style-name="Default" office:value="715" office:value-type="float">
            <text:p>715</text:p>
          </table:table-cell>
          <table:table-cell ns41:value-type="float" table:style-name="Default" office:value="1611" office:value-type="float">
            <text:p>1611</text:p>
          </table:table-cell>
          <table:table-cell ns41:value-type="float" table:style-name="Default" office:value="1116" office:value-type="float">
            <text:p>1116</text:p>
          </table:table-cell>
          <table:table-cell ns41:value-type="float" table:style-name="Default" office:value="126221" office:value-type="float">
            <text:p>126221</text:p>
          </table:table-cell>
          <table:table-cell ns41:value-type="float" table:style-name="ce66" office:value="119926" office:value-type="float">
            <text:p>119926</text:p>
          </table:table-cell>
          <table:table-cell table:style-name="Default" table:number-columns-repeated="3"/>
          <table:table-cell ns41:value-type="string" table:style-name="ce38" office:value-type="string">
            <text:p>OV</text:p>
          </table:table-cell>
          <table:table-cell ns41:value-type="string" table:style-name="ce65" office:value-type="string">
            <text:p>VT_1889</text:p>
          </table:table-cell>
          <table:table-cell ns41:value-type="string" table:style-name="ce34" office:value-type="string">
            <text:p>06_H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1" office:value="260098" office:value-type="float">
            <text:p>260098</text:p>
          </table:table-cell>
          <table:table-cell table:number-columns-repeated="989"/>
        </table:table-row>
        <table:table-row table:style-name="ro1">
          <table:table-cell ns41:value-type="string" table:style-name="ce11" office:value-type="string">
            <text:p>Totaal de provincie</text:p>
          </table:table-cell>
          <table:table-cell table:style-name="Default"/>
          <table:table-cell ns41:value-type="float" table:style-name="ce19" office:value="59281" office:value-type="float">
            <office:annotation draw:style-name="gr1" svg:height="1.957cm" draw:caption-point-y="2.866cm" svg:width="6.407cm" svg:x="3.16cm" draw:caption-point-x="4.381cm" svg:y="34.6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1 van het Rijk, blz. 4. </text:span></text:p>
            </office:annotation>
            <text:p>59281</text:p>
          </table:table-cell>
          <table:table-cell ns41:value-type="float" table:style-name="ce24" office:value="58159" office:value-type="float">
            <text:p>58159</text:p>
          </table:table-cell>
          <table:table-cell ns41:value-type="float" table:style-name="ce24" office:value="50744" office:value-type="float">
            <text:p>50744</text:p>
          </table:table-cell>
          <table:table-cell ns41:value-type="float" table:style-name="ce24" office:value="7415" office:value-type="float">
            <text:p>7415</text:p>
          </table:table-cell>
          <table:table-cell ns41:value-type="float" table:style-name="ce24" office:value="74394" office:value-type="float">
            <text:p>74394</text:p>
          </table:table-cell>
          <table:table-cell ns41:value-type="float" table:style-name="ce24" office:value="65843" office:value-type="float">
            <text:p>65843</text:p>
          </table:table-cell>
          <table:table-cell ns41:value-type="float" table:style-name="ce24" office:value="6452" office:value-type="float">
            <text:p>6452</text:p>
          </table:table-cell>
          <table:table-cell ns41:value-type="float" table:style-name="ce24" office:value="9302" office:value-type="float">
            <text:p>9302</text:p>
          </table:table-cell>
          <table:table-cell ns41:value-type="float" table:style-name="ce24" office:value="15116" office:value-type="float">
            <text:p>15116</text:p>
          </table:table-cell>
          <table:table-cell ns41:value-type="float" table:style-name="ce24" office:value="59146" office:value-type="float">
            <text:p>59146</text:p>
          </table:table-cell>
          <table:table-cell ns41:value-type="float" table:style-name="ce24" office:value="146706" office:value-type="float">
            <text:p>146706</text:p>
          </table:table-cell>
          <table:table-cell ns41:value-type="float" table:style-name="ce24" office:value="141706" office:value-type="float">
            <text:p>141706</text:p>
          </table:table-cell>
          <table:table-cell ns41:value-type="float" table:style-name="ce24" office:value="1553" office:value-type="float">
            <text:p>1553</text:p>
          </table:table-cell>
          <table:table-cell ns41:value-type="float" table:style-name="ce24" office:value="1899" office:value-type="float">
            <text:p>1899</text:p>
          </table:table-cell>
          <table:table-cell ns41:value-type="float" table:style-name="ce24" office:value="438" office:value-type="float">
            <text:p>438</text:p>
          </table:table-cell>
          <table:table-cell ns41:value-type="float" table:style-name="ce24" office:value="477" office:value-type="float">
            <text:p>47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107" office:value-type="float">
            <text:p>2107</text:p>
          </table:table-cell>
          <table:table-cell ns41:value-type="float" table:style-name="ce24" office:value="1474" office:value-type="float">
            <text:p>1474</text:p>
          </table:table-cell>
          <table:table-cell ns41:value-type="float" table:style-name="ce24" office:value="2554" office:value-type="float">
            <text:p>2554</text:p>
          </table:table-cell>
          <table:table-cell ns41:value-type="float" table:style-name="ce24" office:value="1972" office:value-type="float">
            <text:p>1972</text:p>
          </table:table-cell>
          <table:table-cell ns41:value-type="float" table:style-name="ce24" office:value="150366" office:value-type="float">
            <text:p>150366</text:p>
          </table:table-cell>
          <table:table-cell ns41:value-type="float" table:style-name="ce27" office:value="145079" office:value-type="float">
            <text:p>145079</text:p>
          </table:table-cell>
          <table:table-cell table:style-name="ce19"/>
          <table:table-cell table:style-name="ce24" table:number-columns-repeated="2"/>
          <table:table-cell ns41:value-type="string" table:style-name="ce39" office:value-type="string">
            <text:p>OV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48" office:value-type="string">
            <text:p>06_H2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63" office:value="260098" office:value-type="float">
            <text:p>260098</text:p>
          </table:table-cell>
          <table:table-cell table:number-columns-repeated="989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5:06</dc:date>
    <meta:document-statistic meta:object-count="0" meta:cell-count="1886" meta:table-count="1"/>
    <meta:generator>ODFPY/1.3.0dev</meta:generator>
  </office:meta>
</office:document-meta>
</file>